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9575" officeooo:paragraph-rsid="000e957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ting by Pointer </text:p>
      <text:p text:style-name="Standard">#include &lt;iostream&gt;</text:p>
      <text:p text:style-name="Standard">using namespace std;</text:p>
      <text:p text:style-name="Standard"/>
      <text:p text:style-name="Standard">int main()</text:p>
      <text:p text:style-name="Standard">{</text:p>
      <text:p text:style-name="Standard"><text:s text:c="2"/>int n,i;</text:p>
      <text:p text:style-name="Standard"><text:s text:c="3"/>cout&lt;&lt;"Enter the size of array ";</text:p>
      <text:p text:style-name="Standard"><text:s text:c="3"/>cin&gt;&gt;n;</text:p>
      <text:p text:style-name="Standard"><text:s text:c="3"/>int a[n];</text:p>
      <text:p text:style-name="Standard"><text:s text:c="3"/>cout&lt;&lt;"Enter the elements of array "; </text:p>
      <text:p text:style-name="Standard"><text:s text:c="3"/>for( i=0;i&lt;n;i++){</text:p>
      <text:p text:style-name="Standard"><text:s text:c="7"/>cin&gt;&gt;a[i];</text:p>
      <text:p text:style-name="Standard"><text:s text:c="3"/>} <text:s/></text:p>
      <text:p text:style-name="Standard"><text:s text:c="3"/>int *p;</text:p>
      <text:p text:style-name="Standard"><text:s text:c="3"/>p = &amp;a[0];</text:p>
      <text:p text:style-name="Standard"><text:s text:c="3"/>cout&lt;&lt;"The elements of array is ";</text:p>
      <text:p text:style-name="Standard"><text:s text:c="4"/>while(p &lt;= &amp;a[n - 1]){</text:p>
      <text:p text:style-name="Standard"><text:s text:c="8"/>cout&lt;&lt;*p&lt;&lt;" ";</text:p>
      <text:p text:style-name="Standard"><text:s text:c="8"/>p++;</text:p>
      <text:p text:style-name="Standard"><text:s text:c="4"/>}</text:p>
      <text:p text:style-name="Standard"><text:s text:c="4"/>return 0;</text:p>
      <text:p text:style-name="Standard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2T15:05:32.987912159</meta:creation-date>
    <dc:date>2022-07-02T16:45:44.866945773</dc:date>
    <meta:editing-duration>PT1H40M1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55" meta:character-count="362" meta:non-whitespace-character-count="261"/>
  </office:meta>
</office:document-meta>
</file>